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.1799in" fo:margin-right="3.8563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padding="0in" fo:border="none" fo:keep-with-next="auto"/>
    </style:style>
    <style:style style:name="P2" style:family="paragraph" style:parent-style-name="Standard">
      <style:paragraph-properties fo:margin-left="0.1799in" fo:margin-right="1.4835in" fo:margin-top="0.5063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3" style:family="paragraph" style:parent-style-name="Standard">
      <style:paragraph-properties fo:margin-left="0.1799in" fo:margin-right="0.2693in" fo:margin-top="0.2193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4" style:family="paragraph" style:parent-style-name="Standard">
      <style:paragraph-properties fo:margin-left="0.1799in" fo:margin-right="0.6965in" fo:margin-top="0.2228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5" style:family="paragraph" style:parent-style-name="Standard">
      <style:paragraph-properties fo:margin-left="0.1799in" fo:margin-right="0.7693in" fo:margin-top="0.2165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6" style:family="paragraph" style:parent-style-name="Standard">
      <style:paragraph-properties fo:margin-left="0.1799in" fo:margin-right="2.1429in" fo:margin-top="0.2165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7" style:family="paragraph" style:parent-style-name="Standard">
      <style:paragraph-properties fo:margin-left="0.1799in" fo:margin-right="1.5965in" fo:margin-top="0.2193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</style:style>
    <style:style style:name="P8" style:family="paragraph" style:parent-style-name="Standard">
      <style:paragraph-properties fo:margin-left="0.1799in" fo:margin-right="3.3799in" fo:margin-top="0.2193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9" style:family="paragraph" style:parent-style-name="Standard">
      <style:paragraph-properties fo:margin-left="0.1799in" fo:margin-right="2.3299in" fo:margin-top="0.2193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0" style:family="paragraph" style:parent-style-name="Standard">
      <style:paragraph-properties fo:margin-left="0.1799in" fo:margin-right="1.4362in" fo:margin-top="0.2193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1" style:family="paragraph" style:parent-style-name="Standard">
      <style:paragraph-properties fo:margin-left="0.1799in" fo:margin-right="0.4764in" fo:margin-top="0.2193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5.5pt" fo:font-style="normal" style:text-underline-style="none" fo:font-weight="normal" style:font-name-asian="Arial1" style:font-size-asian="15.5pt" style:font-style-asian="normal" style:font-weight-asian="normal" style:font-name-complex="Arial1" style:font-size-complex="15.5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3" style:family="text">
      <style:text-properties fo:font-variant="normal" fo:text-transform="none" fo:color="#000000" style:text-line-through-style="none" style:text-line-through-type="none" style:text-position="sub 58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Nome: Clarice F. Barbosa Turma: Info 1 </text:span></text:p>
      <text:p text:style-name="P2"><text:span text:style-name="T2">1- </text:span><text:span text:style-name="T3">Premissa: Passamos os últimos três meses trabalhando sem descanso nele. </text:span><text:span text:style-name="T2">Conclusão: Esteja certo da qualidade do nosso trabalho. </text:span></text:p>
      <text:p text:style-name="P3"><text:span text:style-name="T2">2- </text:span><text:span text:style-name="T3">Premissa: Ele próprio se aposentou com 33 anos. </text:span><text:span text:style-name="T2">Conclusão: É um absurdo que o presidente seja a favor de aumentar a idade da aposentadoria. </text:span></text:p>
      <text:p text:style-name="P4"><text:span text:style-name="T2">3- </text:span><text:span text:style-name="T3">Premissa: O economista John Kenneth Galbraith em pessoa defende que uma apertada. </text:span><text:span text:style-name="T2">econômica é a melhor cura para a recessão. Conclusão: É ridículo que reclamem da contenção de gastos. </text:span></text:p>
      <text:p text:style-name="P5"><text:span text:style-name="T2">4- </text:span><text:span text:style-name="T3">Premissa: Se não reformar a previdência, vai ter inflação, o que será ruim para o Brasil. </text:span><text:span text:style-name="T2">Conclusão: A reforma da previdência proposta pelo governo tem que passar. </text:span></text:p>
      <text:p text:style-name="P6"><text:span text:style-name="T2">5- </text:span><text:span text:style-name="T3">Premissa 1: Se Sócrates tivesse nascido em Estagira, seria grego. </text:span><text:span text:style-name="T2">Premissa 2: Sócrates era grego. Conclusão: Logo, Sócrates nasceu em Estagira. </text:span></text:p>
      <text:p text:style-name="P7"><text:span text:style-name="T2">6- </text:span><text:span text:style-name="T3">Premissa 1: A teoria da evolução diz que os homens vieram dos macacos. </text:span><text:span text:style-name="T2">Premissa 2: Os macacos de hoje não estão evoluindo para seres homens. Conclusão: Logo, a teoria da evolução não é verdadeira. </text:span></text:p>
      <text:p text:style-name="P8"><text:span text:style-name="T2">7- </text:span><text:span text:style-name="T3">Premissa: O ateísmo é pernicioso. </text:span><text:span text:style-name="T2">Conclusão: Ele torna as pessoas perniciosas. </text:span></text:p>
      <text:p text:style-name="P9"><text:span text:style-name="T2">8- </text:span><text:span text:style-name="T3">Premissa: O coronavírus não mata tanto. </text:span><text:span text:style-name="T2">Conclusão: Os números estão sendo manipulados pela mídia. </text:span></text:p>
      <text:p text:style-name="P10"><text:span text:style-name="T2">9- </text:span><text:span text:style-name="T3">Premissa 1: Se Deus fosse bom, onipotente e onisciente, o mal não existiria. </text:span><text:span text:style-name="T2">Premissa 2: O mal existe. Conclusão: Deus não existe. </text:span></text:p>
      <text:p text:style-name="P11"><text:span text:style-name="T2">10- Premissa: Presença constante do tema vida após a morte nos escritos egípcios encontrados pelos arqueólogos. Conclusão: Os egípcios acreditavam na vida após a morte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1" meta:word-count="241" meta:character-count="1500" meta:non-whitespace-character-count="1259"/>
    <meta:generator>LibreOfficeDev/6.0.5.2$Linux_X86_64 LibreOffice_project/</meta:generator>
  </office:meta>
</office:document-meta>
</file>